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7.12 01:52   |   <text:a xlink:type="simple" xlink:href="http://palinfo.habago.org/Entry?Command=Information_PrintForum&amp;iPage=1#FORUM37659"><text:span text:style-name="T1">#</text:span></text:a></text:p>
      <text:p text:style-name="P2">卡韓政變 (115)：鬼島三結義 <text:line-break/><text:line-break/>陳真 2019. 07. 12. <text:line-break/><text:line-break/><text:line-break/>我長這麼大，見識過台灣上百次選舉，頭一次見到像郭台銘這樣的候選人，水平非常低，前所未見。當然，我所謂 "前所未見" 指的是過去大約十幾年來的縣市長或立委或總統選舉這個層次。至於基層選舉，類似郭董的候選人，當然比比皆是。 <text:line-break/><text:line-break/>我常特別留意南部偏遠地區的一些基層選舉，例如縣議員或鄉鎮長選舉，總覺得這類選舉真是大可作廢，因為候選人水平普遍非常低。我講的 "水平" 並非一般所謂學經歷，而是指選戰過程所呈現的幼稚、可笑與卑鄙。缺德卑劣這部份姑且不說，光說幼稚可笑的部份，郭董就幾乎全部演練過一遍，而且不斷往下探底，看不到下限。 <text:line-break/><text:line-break/>郭董這兩天哭了！向韓國瑜哭訴，求韓放手，求韓覺悟，還說「就算大哥拜託你了」，求韓讓給他當總統；居然還說當完一任或兩任總統之後一定會讓韓國瑜接班。很可笑吧。我指的可笑不是哭本身，而是哪有人選舉選成這樣的？就好像賽跑時哪有人會邊跑邊哭，向其他選手哭訴拜託跑慢一點，讓我贏，我贏一次或兩次之後就一定會讓你贏。 <text:line-break/><text:line-break/>基層選舉確實經常會有這類 "協商"，而且往往還會帶槍帶刀出席，加強協商的 "說服力"。但是，總統選舉哪有水平這麼低的？就算要協商也不是比賽快結束時才來協商。這有個選舉術語就叫做 "搓圓仔湯"，在選舉開跑前就會先把主要對手給搓掉，看是用錢買賣或動刀槍，通常是兩者兼具。 <text:line-break/><text:line-break/>哭，通常也是催票很有用的一招。許多時候是候選人全家老小會一起出來哭，個個哭成淚人兒，有的還會跪著哭。1992年，陳其邁的父親陳哲男 (過去是李登輝的愛將，後來成為阿扁的心腹，是個大貪官) 出來選立委，投票前夕就是和他太太兩人一起哭，而且是跪在宣傳車上沿路哭，終於當上立委。 <text:line-break/><text:line-break/>基本上，我不認為郭董是故意要哭給大家看以騙取同情票。當然，他心裏究竟怎麼想，沒法確知，我只是憑感覺那應該不是苦肉計，而是身心俱疲的自然反應；畢竟每天拼命撒錢、每天搞抹黑，選得那麼辛苦，卻還是無法穩操勝券，心中感受當然不好。 <text:line-break/><text:line-break/>姑且不說或明或暗的各種針對韓國瑜的造謠抹黑 (指控韓國瑜有私生子一事，雖是綠營吳董--吳子嘉所造謠，但他造謠前後頻頻喬裝易容，偷偷摸摸和郭台銘的一位親信接觸)，光說幼稚可笑的部份： <text:line-break/><text:line-break/>郭台銘很明顯有一種隨口說謊造謠的習慣。說謊造謠是很卑鄙的，但我想說的是它的可笑與幼稚成份。比方說，國民黨參選人都必須簽署一份公約，規範種種選舉作為，例如不可用奧步，不可脫黨參選等等。但是，郭董就是不肯簽，而且還叫其他參選人也統統不要簽。但是，大家還是馬上全都簽了。 <text:line-break/><text:line-break/>這事已經過了三個月，郭董還是不簽。這兩天卻突然大罵說你們怎麼不陪我一起簽？還說什麼別人都沒有親自簽 (這當然不是事實)，"為何要陷我於不義？" (實在聽不懂他在說什麼)，然後就這樣語無倫次不知道在鬧什麼，鬧個不停，說什麼他做生意簽約每次都至少要閱讀10分鐘簽約內容才會簽，為何大家簽得那麼快？真是好奇怪哦！大家聽得一頭霧水。 <text:line-break/><text:line-break/>還有，朱立倫不是糾正郭台銘一些基本數據嗎？這麼明顯而容易查證的問題，結果郭董卻很不甘願，竟然事後一直說什麼朱立倫已經跟他承認是他自己算錯，很好笑吧？怎麼會這麼幼稚？像小學生那樣。朱立倫回嗆說：郭董你是做夢夢到我去跟你認錯嗎？還公開叫郭董好好遵守選舉規範， "不要再瞎掰，不要鬼扯了"。 <text:line-break/><text:line-break/>郭董造謠說什麼他事前 "極力勸阻" 韓國瑜進中聯辦也是一例，完全不合邏輯、完全不存在的事，郭台銘居然也能隨口瞎掰得煞有介事。真是很可笑，也很可怕，他真的是 "霸氣" 到完全不在乎任何事實，隨便就能瞎掰鬼扯。後來記者跑去問他，他支吾其詞，答不上來，於是就說 "我現在要去趕車，這事就不要再講了"。 <text:line-break/><text:line-break/>還有比方說，郭董胡扯瞎掰說什麼他之所以出來參選是因為跟韓國瑜事先偷偷講好了，唯有他出面參選，才能拯救韓國瑜，讓韓可以不用選總統。這種瞎掰鬼扯的低能程度，我真是不知道該怎麼說。 <text:line-break/><text:line-break/>前些日子，也就是七月七日那一天，國民黨不是在凱道辦活動嗎？所有參選人都必須參加。但是，郭台銘卻頻頻抱怨說七月七日他有個公司在高雄要破土動工，想找韓國瑜出席典禮，但是都找不到人，然後故意說韓國瑜無心市政，人都不在高雄。你看！很低能很幼稚吧？根本沒有什麼找不到人的問題。韓國瑜也是一頭霧水說，沒有這回事啊，而且七月七月不是大家都要來台北參加活動嗎？你看，八字沒一撇的事，郭也能憑空瞎掰鬼扯。他真的是 "霸氣" 到有點脫線了。 <text:line-break/><text:line-break/>剛剛看報紙，郭台銘又瞎掰鬼扯了，說他 "驚爆：韓國瑜倘若當選總統之後，中國時報的老闆蔡衍明就會是國民黨黨主席"。為什麼會有人低能幼稚到這種地步？真是開了我的眼界。我常 "觀察" 南部一些基層選舉的候選人言行，藉以自娛，因為真的很好笑，很低能，很不可思議，程度真的非常低。想不到郭董從頭到尾演出的，除了惡毒的造謠抹黑之外，就是這一類笑死人的選舉花招。 <text:line-break/><text:line-break/>最近兩天，郭台銘又再度追著蔡英文跑，又要送她國旗帽了！硬是要逼著她戴去美國見川普。我真不知道該怎麼說才好，幼稚低能到好像完全脫離現實。而且，會有人因為他不斷追著蔡英文跑、逼她戴國旗帽出國而受到感動感召的嗎？真不知道他在想什麼。他到底出來選總統是要選個什麼碗糕？他到底知不知道自己在做什麼？ <text:line-break/><text:line-break/>候選人會去做一些事或是說一些想法，當然有個訴說對象，也就是選民；希望選民透過他所做的這些事或他所說的想法而支持他。各位想一想，倘若你是參選人，你會幼稚到每天不時要送什麼國旗帽給誰嗎？或是逼誰講話時一定要盯著你的國旗帽看以表忠貞嗎？正常人用肚臍想也知道，這些舉動毫無意義，相當無厘頭。 <text:line-break/><text:line-break/>不過，可笑歸可笑，郭董既然幼稚低能 (或說 "霸氣") 到這種程度，他肯定不會善罷干休。以他這幾天抓狂的程度來看，加上他拼命瞎掰鬼扯所謂民調不公的指控，很有可能願賭不服輸，會用盡一切可笑及可恨可鄙的手段來毀掉韓國瑜和國民黨。這叫引狼入室。吳敦義、馬英九和郝龍斌等人，把一個基本上不是國民黨的人拱出來卡韓、黑韓，打擊韓流。所謂請神容易送神難，這下如何收場？ <text:line-break/><text:line-break/>郭台銘從來就不是藍亦非綠，他跟柯文哲就像雙胞胎，方方面面都很像，遊走藍綠，圖謀一己之私。兩人之差別僅僅在於郭比較外顯，不太遮掩，而柯就很陰，再怎麼卑劣陰險無恥下流的手段都能玩得光風霽月雲淡風清。如果再加上一個阿扁，那就是鬼島三結義、三位一體了。使壞的方式各有千秋，但本質一致。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